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Linear_20_yellow_2f_brown" draw:fill-hatch-name="Black_20_0_20_Degrees" draw:textarea-horizontal-align="center" draw:textarea-vertical-align="middle" draw:shadow="visible" draw:shadow-offset-x="0.102cm" draw:shadow-offset-y="0.102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color="#99ccff" draw:fill-gradient-name="Radial_20_red_2f_yellow" draw:fill-hatch-name="Black_20_0_20_Degrees" draw:fill-image-name="Empty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3cm" fo:min-width="5.228cm"/>
    </style:style>
    <style:style style:name="gr6" style:family="graphic" style:parent-style-name="standard">
      <style:graphic-properties draw:fill="gradient" draw:fill-gradient-name="Linear_20_yellow_2f_brown" draw:fill-hatch-name="Black_20_0_20_Degrees" draw:textarea-horizontal-align="center" draw:textarea-vertical-align="top" draw:shadow="visible" draw:shadow-offset-x="0.102cm" draw:shadow-offset-y="0.1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5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2" draw:layer="layout" svg:width="6.985cm" svg:height="1.27cm" svg:x="10.525cm" svg:y="2.27cm">
          <text:p text:style-name="P1">Jamocha</text:p>
        </draw:rect>
        <draw:rect draw:style-name="gr1" draw:text-style-name="P2" draw:id="id1" draw:layer="layout" svg:width="5.08cm" svg:height="1.27cm" svg:x="1.635cm" svg:y="7.35cm">
          <text:p text:style-name="P1">MessageRouter</text:p>
        </draw:rect>
        <draw:connector draw:style-name="gr2" draw:text-style-name="P2" draw:layer="layout" draw:type="line" svg:x1="4.175cm" svg:y1="7.35cm" svg:x2="10.525cm" svg:y2="2.905cm" draw:start-shape="id1" draw:start-glue-point="0" draw:end-shape="id2">
          <text:p text:style-name="P3"/>
        </draw:connector>
        <draw:rect draw:style-name="gr1" draw:text-style-name="P2" draw:id="id3" draw:layer="layout" svg:width="5.08cm" svg:height="1.27cm" svg:x="1.635cm" svg:y="11.16cm">
          <text:p text:style-name="P1">Channel</text:p>
        </draw:rect>
        <draw:connector draw:style-name="gr2" draw:text-style-name="P2" draw:layer="layout" draw:type="line" svg:x1="4.175cm" svg:y1="8.62cm" svg:x2="4.175cm" svg:y2="11.16cm" draw:start-shape="id1" draw:start-glue-point="2" draw:end-shape="id3" draw:end-glue-point="0">
          <text:p text:style-name="P3"/>
        </draw:connector>
        <draw:frame draw:style-name="gr3" draw:layer="layout" svg:width="0.853cm" svg:height="0.962cm" svg:x="3.91cm" svg:y="8.62cm">
          <draw:text-box>
            <text:p text:style-name="P3">1</text:p>
          </draw:text-box>
        </draw:frame>
        <draw:frame draw:style-name="gr3" draw:layer="layout" svg:width="0.858cm" svg:height="0.962cm" svg:x="4.03cm" svg:y="10.44cm">
          <draw:text-box>
            <text:p text:style-name="P3">n</text:p>
          </draw:text-box>
        </draw:frame>
        <draw:custom-shape draw:style-name="gr4" draw:text-style-name="P2" draw:layer="layout" svg:width="2.54cm" svg:height="2.44cm" svg:x="2.905cm" svg:y="12.73cm">
          <text:p text:style-name="P3"/>
          <draw:enhanced-geometry svg:viewBox="0 0 21600 21600" draw:text-areas="?f0 ?f8 ?f2 ?f9" draw:type="up-down-arrow" draw:modifiers="5992.91617473436 7018.6397984886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5.728cm" svg:height="2.343cm" svg:x="1.422cm" svg:y="14.867cm">
          <draw:text-box>
            <text:p text:style-name="P1"><text:span text:style-name="T1">Interface to one application</text:span></text:p>
            <text:p text:style-name="P1"><text:span text:style-name="T1">via CLIPS language</text:span></text:p>
          </draw:text-box>
        </draw:frame>
        <draw:rect draw:style-name="gr1" draw:text-style-name="P2" draw:id="id4" draw:layer="layout" svg:width="6.985cm" svg:height="1.27cm" svg:x="16.87cm" svg:y="5.445cm">
          <text:p text:style-name="P1">Rete</text:p>
        </draw:rect>
        <draw:connector draw:style-name="gr2" draw:text-style-name="P2" draw:layer="layout" draw:type="line" svg:x1="14.017cm" svg:y1="3.54cm" svg:x2="20.362cm" svg:y2="5.445cm" draw:start-shape="id2" draw:start-glue-point="2" draw:end-shape="id4" draw:end-glue-point="0">
          <text:p text:style-name="P3"/>
        </draw:connector>
        <draw:rect draw:style-name="gr1" draw:text-style-name="P2" draw:id="id5" draw:layer="layout" svg:width="6.985cm" svg:height="1.27cm" svg:x="8.62cm" svg:y="7.985cm">
          <text:p text:style-name="P1">Module</text:p>
        </draw:rect>
        <draw:connector draw:style-name="gr2" draw:text-style-name="P2" draw:layer="layout" draw:type="line" svg:x1="20.362cm" svg:y1="6.715cm" svg:x2="12.112cm" svg:y2="7.985cm" draw:start-shape="id4" draw:start-glue-point="2" draw:end-shape="id5" draw:end-glue-point="0">
          <text:p text:style-name="P3"/>
        </draw:connector>
        <draw:frame draw:style-name="gr3" draw:layer="layout" svg:width="0.853cm" svg:height="0.962cm" svg:x="15.81cm" svg:y="6.62cm">
          <draw:text-box>
            <text:p text:style-name="P3">1</text:p>
          </draw:text-box>
        </draw:frame>
        <draw:frame draw:style-name="gr3" draw:layer="layout" svg:width="0.858cm" svg:height="0.962cm" svg:x="12.207cm" svg:y="7.123cm">
          <draw:text-box>
            <text:p text:style-name="P3">n</text:p>
          </draw:text-box>
        </draw:frame>
        <draw:rect draw:style-name="gr1" draw:text-style-name="P2" draw:id="id6" draw:layer="layout" svg:width="6.985cm" svg:height="1.27cm" svg:x="8.62cm" svg:y="11.795cm">
          <text:p text:style-name="P1">Agenda</text:p>
        </draw:rect>
        <draw:connector draw:style-name="gr2" draw:text-style-name="P2" draw:layer="layout" draw:type="line" svg:x1="12.112cm" svg:y1="9.255cm" svg:x2="12.112cm" svg:y2="11.795cm" draw:start-shape="id5" draw:start-glue-point="2" draw:end-shape="id6" draw:end-glue-point="0">
          <text:p text:style-name="P3"/>
        </draw:connector>
        <draw:rect draw:style-name="gr6" draw:text-style-name="P1" draw:id="id11" draw:layer="layout" svg:width="6.985cm" svg:height="4.445cm" svg:x="16.915cm" svg:y="8.34cm">
          <text:p text:style-name="P1">ReteNet</text:p>
        </draw:rect>
        <draw:rect draw:style-name="gr1" draw:text-style-name="P6" draw:id="id7" draw:layer="layout" svg:width="3.175cm" svg:height="0.635cm" svg:x="17.55cm" svg:y="9.61cm">
          <text:p text:style-name="P5"><text:span text:style-name="T1">BaseNode</text:span></text:p>
        </draw:rect>
        <draw:frame draw:style-name="gr3" draw:text-style-name="P7" draw:layer="layout" svg:width="3.021cm" svg:height="0.839cm" svg:x="20.683cm" svg:y="9.478cm">
          <draw:text-box>
            <text:p text:style-name="P3"><text:span text:style-name="T1">Root Node</text:span></text:p>
          </draw:text-box>
        </draw:frame>
        <draw:rect draw:style-name="gr1" draw:text-style-name="P6" draw:id="id8" draw:layer="layout" svg:width="3.175cm" svg:height="0.635cm" svg:x="17.551cm" svg:y="11.611cm">
          <text:p text:style-name="P5"><text:span text:style-name="T1">BaseNode</text:span></text:p>
        </draw:rect>
        <draw:connector draw:style-name="gr2" draw:text-style-name="P2" draw:layer="layout" draw:type="line" svg:x1="19.137cm" svg:y1="10.245cm" svg:x2="19.138cm" svg:y2="11.611cm" draw:start-shape="id7" draw:start-glue-point="2" draw:end-shape="id8" draw:end-glue-point="0">
          <text:p text:style-name="P3"/>
        </draw:connector>
        <draw:frame draw:style-name="gr3" draw:layer="layout" svg:width="1.031cm" svg:height="0.962cm" svg:x="18.93cm" svg:y="10.84cm">
          <draw:text-box>
            <text:p text:style-name="P3">m</text:p>
          </draw:text-box>
        </draw:frame>
        <draw:frame draw:style-name="gr3" draw:layer="layout" svg:width="0.858cm" svg:height="0.962cm" svg:x="18.93cm" svg:y="10.14cm">
          <draw:text-box>
            <text:p text:style-name="P3">n</text:p>
          </draw:text-box>
        </draw:frame>
        <draw:rect draw:style-name="gr1" draw:text-style-name="P2" draw:id="id9" draw:layer="layout" svg:width="6.985cm" svg:height="1.27cm" svg:x="24.715cm" svg:y="8.025cm">
          <text:p text:style-name="P1">WorkingMemory</text:p>
        </draw:rect>
        <draw:rect draw:style-name="gr1" draw:text-style-name="P2" draw:id="id10" draw:layer="layout" svg:width="6.985cm" svg:height="1.27cm" svg:x="24.715cm" svg:y="10.8cm">
          <text:p text:style-name="P1">WorkingMemoryElement</text:p>
        </draw:rect>
        <draw:connector draw:style-name="gr2" draw:text-style-name="P2" draw:layer="layout" draw:type="line" svg:x1="28.207cm" svg:y1="9.295cm" svg:x2="28.207cm" svg:y2="10.8cm" draw:start-shape="id9" draw:start-glue-point="2" draw:end-shape="id10" draw:end-glue-point="0">
          <text:p text:style-name="P3"/>
        </draw:connector>
        <draw:frame draw:style-name="gr3" draw:layer="layout" svg:width="0.853cm" svg:height="0.962cm" svg:x="28.105cm" svg:y="9.255cm">
          <draw:text-box>
            <text:p text:style-name="P3">1</text:p>
          </draw:text-box>
        </draw:frame>
        <draw:frame draw:style-name="gr3" draw:layer="layout" svg:width="0.858cm" svg:height="0.962cm" svg:x="28.105cm" svg:y="10.098cm">
          <draw:text-box>
            <text:p text:style-name="P3">n</text:p>
          </draw:text-box>
        </draw:frame>
        <draw:connector draw:style-name="gr2" draw:text-style-name="P2" draw:layer="layout" draw:type="line" svg:x1="20.362cm" svg:y1="6.715cm" svg:x2="20.407cm" svg:y2="8.34cm" draw:start-shape="id4" draw:start-glue-point="2" draw:end-shape="id11" draw:end-glue-point="0">
          <text:p text:style-name="P3"/>
        </draw:connector>
        <draw:connector draw:style-name="gr2" draw:text-style-name="P2" draw:layer="layout" draw:type="line" svg:x1="20.362cm" svg:y1="6.715cm" svg:x2="28.207cm" svg:y2="8.025cm" draw:start-shape="id4" draw:start-glue-point="2" draw:end-shape="id9" draw:end-glue-point="0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Josef Hahn</meta:initial-creator>
    <meta:creation-date>2007-11-28T04:18:14</meta:creation-date>
    <dc:creator>Josef Hahn</dc:creator>
    <dc:date>2007-11-28T04:24:27</dc:date>
    <meta:editing-cycles>5</meta:editing-cycles>
    <meta:editing-duration>PT11M23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